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1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fo:color="#cc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 style:vertical-align="top"/>
    </style:style>
    <style:style style:name="ce6" style:family="table-cell" style:parent-style-name="Default">
      <style:table-cell-properties fo:background-color="#000000"/>
      <style:text-properties fo:color="#000000"/>
    </style:style>
    <style:style style:name="ce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pt"/>
    </style:style>
    <style:style style:name="ce12" style:family="table-cell" style:parent-style-name="Default">
      <style:table-cell-properties fo:background-color="#00cc00" fo:border="0.06pt solid #000000"/>
    </style:style>
    <style:style style:name="ce13" style:family="table-cell" style:parent-style-name="Default">
      <style:table-cell-properties fo:background-color="#cc0000" fo:border="0.06pt solid #000000" style:vertical-align="top"/>
    </style:style>
    <style:style style:name="ce14" style:family="table-cell" style:parent-style-name="Default">
      <style:table-cell-properties fo:background-color="#cc0000" fo:border="0.06pt solid #000000"/>
    </style:style>
    <style:style style:name="ce15" style:family="table-cell" style:parent-style-name="Default">
      <style:table-cell-properties fo:background-color="#00cc00" fo:border="0.06pt solid #000000"/>
      <style:text-properties fo:color="#000000"/>
    </style:style>
    <style:style style:name="ce16" style:family="table-cell" style:parent-style-name="Default">
      <style:table-cell-properties fo:background-color="#ffffff" fo:border="0.06pt solid #000000"/>
    </style:style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>
      <style:table-cell-properties fo:background-color="#ffffff" fo:border="0.06pt solid #000000"/>
      <style:text-properties fo:color="#000000"/>
    </style:style>
    <style:style style:name="ce19" style:family="table-cell" style:parent-style-name="Default">
      <style:table-cell-properties fo:background-color="#ffff00" fo:border="0.06pt solid #000000"/>
    </style:style>
    <style:style style:name="ce20" style:family="table-cell" style:parent-style-name="Default">
      <style:table-cell-properties fo:background-color="#ffff66" fo:border="0.06pt solid #000000"/>
    </style:style>
    <style:style style:name="ce21" style:family="table-cell" style:parent-style-name="Default">
      <style:table-cell-properties fo:background-color="#00cc33" fo:border="0.06pt solid #000000"/>
    </style:style>
    <style:style style:name="ce22" style:family="table-cell" style:parent-style-name="Default">
      <style:table-cell-properties style:text-align-source="value-type" style:repeat-content="false" fo:border="0.06pt solid #000000" style:vertical-align="top"/>
      <style:paragraph-properties fo:margin-left="0pt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2" table:default-cell-style-name="ce8"/>
        <table:table-column table:style-name="co2" table:default-cell-style-name="ce16"/>
        <table:table-column table:style-name="co3" table:default-cell-style-name="ce4"/>
        <table:table-column table:style-name="co2" table:number-columns-repeated="1019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2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2"/>
          <table:table-cell office:value-type="string" calcext:value-type="string">
            <text:p>Jacob has tested it, but I did not test 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2"/>
          <table:table-cell office:value-type="string" calcext:value-type="string">
            <text:p>I have tested this one many times: I played with the controller through camera to control the robot without seeing hi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5" office:value-type="string" calcext:value-type="string">
            <text:p>PID gains for motors</text:p>
          </table:table-cell>
          <table:table-cell table:style-name="ce5"/>
          <table:table-cell table:style-name="ce10" office:value-type="string" calcext:value-type="string">
            <text:p>Soft</text:p>
          </table:table-cell>
          <table:table-cell table:style-name="ce13"/>
          <table:table-cell table:style-name="ce5" office:value-type="string" calcext:value-type="string">
            <text:p>Need works to find the model controlling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table:style-name="ce22" office:value-type="string" calcext:value-type="string">
            <text:p>Need to find the way to run IMU with Jetson by Python3, SMBUS is able to install only with Python2 now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Because we do not have good gains for Motors =&gt; have large errors in encoder count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the same problem about motors gains but it can work fine when we set up the RPM under 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5"/>
          <table:table-cell office:value-type="string" calcext:value-type="string">
            <text:p>kind of okay but we did not touch it for a while</text:p>
          </table:table-cell>
          <table:table-cell table:number-columns-repeated="1019"/>
        </table:table-row>
        <table:table-row table:style-name="ro1">
          <table:table-cell table:style-name="ce6" table:number-columns-repeated="5"/>
          <table:table-cell table:style-name="ce24"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3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7"/>
          <table:table-cell table:number-columns-repeated="1020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7"/>
          <table:table-cell table:number-columns-repeated="1020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4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7"/>
          <table:table-cell table:number-columns-repeated="1020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7"/>
          <table:table-cell table:number-columns-repeated="1020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5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9"/>
          <table:table-cell office:value-type="string" calcext:value-type="string">
            <text:p>I did not test it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amera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Hardware</text:p>
          </table:table-cell>
          <table:table-cell table:style-name="ce12"/>
          <table:table-cell table:style-name="ce23" office:value-type="string" calcext:value-type="string">
            <text:p>gst-launch-1.0 nvcamerasrc ! 'video/x-raw(memory:NVMM),width=640, height=480, framerate=30/1, format=NV12' ! nvvidconv flip-method=0 ! nvegltransform ! nveglglessink -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Need works to find the model controlling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table:style-name="ce22" office:value-type="string" calcext:value-type="string">
            <text:p>Need to find the way to run IMU with Jetson by Python3, SMBUS is able to install only with Python2 now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Because we do not have good gains for Motors =&gt; have large errors in encoder count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the same problem about motors gains but it can work fine when we set up the RPM under 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5"/>
          <table:table-cell office:value-type="string" calcext:value-type="string">
            <text:p>kind of okay but we did not touch it for a while</text:p>
          </table:table-cell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6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style-name="ce20"/>
          <table:table-cell office:value-type="string" calcext:value-type="string">
            <text:p>one of the motors sound very loud, but it works we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20"/>
          <table:table-cell office:value-type="string" calcext:value-type="string">
            <text:p>I did not test 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21"/>
          <table:table-cell table:number-columns-repeated="1020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style-name="ce21"/>
          <table:table-cell table:number-columns-repeated="1020"/>
        </table:table-row>
        <table:table-row table:style-name="ro1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Need works to find the model controlling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table:style-name="ce22" office:value-type="string" calcext:value-type="string">
            <text:p>Need to find the way to run IMU with Jetson by Python3, SMBUS is able to install only with Python2 now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Because we do not have good gains for Motors =&gt; have large errors in encoder count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the same problem about motors gains but it can work fine when we set up the RPM under 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5"/>
          <table:table-cell office:value-type="string" calcext:value-type="string">
            <text:p>kind of okay but we did not touch it for a whil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7:53:21.059311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37:29.877756675</meta:creation-date>
    <dc:date>2019-01-24T18:04:01.532239001</dc:date>
    <meta:editing-duration>PT1H4M54S</meta:editing-duration>
    <meta:editing-cycles>21</meta:editing-cycles>
    <meta:generator>LibreOffice/5.1.6.2$Linux_AARCH64 LibreOffice_project/10m0$Build-2</meta:generator>
    <meta:document-statistic meta:table-count="1" meta:cell-count="191" meta:object-count="0"/>
  </office:meta>
</office:document-meta>
</file>